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2.6827in"/>
    </style:style>
    <style:style style:name="co3" style:family="table-column">
      <style:table-column-properties fo:break-before="auto" style:column-width="1.6925in"/>
    </style:style>
    <style:style style:name="co4" style:family="table-column">
      <style:table-column-properties fo:break-before="auto" style:column-width="0.6484in"/>
    </style:style>
    <style:style style:name="co5" style:family="table-column">
      <style:table-column-properties fo:break-before="auto" style:column-width="1.0898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digikey ref</text:p>
          </table:table-cell>
          <table:table-cell table:style-name="ce1" office:value-type="string">
            <text:p>li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3</text:p>
          </table:table-cell>
          <table:table-cell office:value-type="string">
            <text:p>FFC_REBELSIM</text:p>
          </table:table-cell>
          <table:table-cell office:value-type="float" office:value="1">
            <text:p>1</text:p>
          </table:table-cell>
          <table:table-cell office:value-type="string">
            <text:p>FFC_SIM</text:p>
          </table:table-cell>
          <table:table-cell office:value-type="string">
            <text:p>609-1889-1-ND</text:p>
          </table:table-cell>
          <table:table-cell table:formula="of:=IF(LEN([.F2])&lt;&gt;0;HYPERLINK(CONCATENATE(&quot;http://search.digikey.com/scripts/DkSearch/dksus.dll?Detail&amp;name=&quot;;[.F2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1</text:p>
          </table:table-cell>
          <table:table-cell office:value-type="string">
            <text:p>pin_array_10x2</text:p>
          </table:table-cell>
          <table:table-cell office:value-type="float" office:value="1">
            <text:p>1</text:p>
          </table:table-cell>
          <table:table-cell office:value-type="string">
            <text:p>JTAG</text:p>
          </table:table-cell>
          <table:table-cell/>
          <table:table-cell table:formula="of:=IF(LEN([.F3])&lt;&gt;0;HYPERLINK(CONCATENATE(&quot;http://search.digikey.com/scripts/DkSearch/dksus.dll?Detail&amp;name=&quot;;[.F3]);&quot;click me&quot;);&quot;&quot;)">
            <text:p/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P2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ERASE</text:p>
          </table:table-cell>
          <table:table-cell/>
          <table:table-cell table:formula="of:=IF(LEN([.F4])&lt;&gt;0;HYPERLINK(CONCATENATE(&quot;http://search.digikey.com/scripts/DkSearch/dksus.dll?Detail&amp;name=&quot;;[.F4]);&quot;click me&quot;);&quot;&quot;)">
            <text:p/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P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TEST</text:p>
          </table:table-cell>
          <table:table-cell/>
          <table:table-cell table:formula="of:=IF(LEN([.F5])&lt;&gt;0;HYPERLINK(CONCATENATE(&quot;http://search.digikey.com/scripts/DkSearch/dksus.dll?Detail&amp;name=&quot;;[.F5]);&quot;click me&quot;);&quot;&quot;)">
            <text:p/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T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4.5-6V</text:p>
          </table:table-cell>
          <table:table-cell/>
          <table:table-cell table:formula="of:=IF(LEN([.F6])&lt;&gt;0;HYPERLINK(CONCATENATE(&quot;http://search.digikey.com/scripts/DkSearch/dksus.dll?Detail&amp;name=&quot;;[.F6]);&quot;click me&quot;);&quot;&quot;)">
            <text:p/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X1</text:p>
          </table:table-cell>
          <table:table-cell office:value-type="string">
            <text:p>Q_49U3HMS</text:p>
          </table:table-cell>
          <table:table-cell office:value-type="float" office:value="1">
            <text:p>1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table:formula="of:=IF(LEN([.F7])&lt;&gt;0;HYPERLINK(CONCATENATE(&quot;http://search.digikey.com/scripts/DkSearch/dksus.dll?Detail&amp;name=&quot;;[.F7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18,R17,R16,R2</text:p>
          </table:table-cell>
          <table:table-cell office:value-type="string">
            <text:p>SM0603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table:formula="of:=IF(LEN([.F8])&lt;&gt;0;HYPERLINK(CONCATENATE(&quot;http://search.digikey.com/scripts/DkSearch/dksus.dll?Detail&amp;name=&quot;;[.F8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14,R1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0R</text:p>
          </table:table-cell>
          <table:table-cell office:value-type="string">
            <text:p>P150GCT-ND</text:p>
          </table:table-cell>
          <table:table-cell table:formula="of:=IF(LEN([.F9])&lt;&gt;0;HYPERLINK(CONCATENATE(&quot;http://search.digikey.com/scripts/DkSearch/dksus.dll?Detail&amp;name=&quot;;[.F9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2,R8,R7,R6,R5,R4,R1,R22,R19</text:p>
          </table:table-cell>
          <table:table-cell office:value-type="string">
            <text:p>SM0603</text:p>
          </table:table-cell>
          <table:table-cell office:value-type="float" office:value="9">
            <text:p>9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table:formula="of:=IF(LEN([.F10])&lt;&gt;0;HYPERLINK(CONCATENATE(&quot;http://search.digikey.com/scripts/DkSearch/dksus.dll?Detail&amp;name=&quot;;[.F10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11,R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office:value-type="string">
            <text:p>RMCF0603JT1K50CT-ND</text:p>
          </table:table-cell>
          <table:table-cell table:formula="of:=IF(LEN([.F11])&lt;&gt;0;HYPERLINK(CONCATENATE(&quot;http://search.digikey.com/scripts/DkSearch/dksus.dll?Detail&amp;name=&quot;;[.F11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10,R9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7R</text:p>
          </table:table-cell>
          <table:table-cell office:value-type="string">
            <text:p>P27GCT-ND</text:p>
          </table:table-cell>
          <table:table-cell table:formula="of:=IF(LEN([.F12])&lt;&gt;0;HYPERLINK(CONCATENATE(&quot;http://search.digikey.com/scripts/DkSearch/dksus.dll?Detail&amp;name=&quot;;[.F12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23,C20,C19,C16,C15,C9,C7,C4,C3,C24</text:p>
          </table:table-cell>
          <table:table-cell office:value-type="string">
            <text:p>SM0603</text:p>
          </table:table-cell>
          <table:table-cell office:value-type="float" office:value="10">
            <text:p>10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table:formula="of:=IF(LEN([.F13])&lt;&gt;0;HYPERLINK(CONCATENATE(&quot;http://search.digikey.com/scripts/DkSearch/dksus.dll?Detail&amp;name=&quot;;[.F13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22,C21,C14</text:p>
          </table:table-cell>
          <table:table-cell office:value-type="string">
            <text:p>SM0603</text:p>
          </table:table-cell>
          <table:table-cell office:value-type="float" office:value="3">
            <text:p>3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table:formula="of:=IF(LEN([.F14])&lt;&gt;0;HYPERLINK(CONCATENATE(&quot;http://search.digikey.com/scripts/DkSearch/dksus.dll?Detail&amp;name=&quot;;[.F14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18,C17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table:formula="of:=IF(LEN([.F15])&lt;&gt;0;HYPERLINK(CONCATENATE(&quot;http://search.digikey.com/scripts/DkSearch/dksus.dll?Detail&amp;name=&quot;;[.F15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13,C1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table:formula="of:=IF(LEN([.F16])&lt;&gt;0;HYPERLINK(CONCATENATE(&quot;http://search.digikey.com/scripts/DkSearch/dksus.dll?Detail&amp;name=&quot;;[.F16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12,C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table:formula="of:=IF(LEN([.F17])&lt;&gt;0;HYPERLINK(CONCATENATE(&quot;http://search.digikey.com/scripts/DkSearch/dksus.dll?Detail&amp;name=&quot;;[.F17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10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table:formula="of:=IF(LEN([.F18])&lt;&gt;0;HYPERLINK(CONCATENATE(&quot;http://search.digikey.com/scripts/DkSearch/dksus.dll?Detail&amp;name=&quot;;[.F18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6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table:formula="of:=IF(LEN([.F19])&lt;&gt;0;HYPERLINK(CONCATENATE(&quot;http://search.digikey.com/scripts/DkSearch/dksus.dll?Detail&amp;name=&quot;;[.F19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5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table:formula="of:=IF(LEN([.F20])&lt;&gt;0;HYPERLINK(CONCATENATE(&quot;http://search.digikey.com/scripts/DkSearch/dksus.dll?Detail&amp;name=&quot;;[.F20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B2,FB1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FILTER</text:p>
          </table:table-cell>
          <table:table-cell office:value-type="string">
            <text:p>P10191CT-ND</text:p>
          </table:table-cell>
          <table:table-cell table:formula="of:=IF(LEN([.F21])&lt;&gt;0;HYPERLINK(CONCATENATE(&quot;http://search.digikey.com/scripts/DkSearch/dksus.dll?Detail&amp;name=&quot;;[.F21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3,D2</text:p>
          </table:table-cell>
          <table:table-cell office:value-type="string">
            <text:p>SOD123</text:p>
          </table:table-cell>
          <table:table-cell office:value-type="float" office:value="2">
            <text:p>2</text:p>
          </table:table-cell>
          <table:table-cell office:value-type="string">
            <text:p>1N5819</text:p>
          </table:table-cell>
          <table:table-cell office:value-type="string">
            <text:p>1N5819HW-FDICT-ND</text:p>
          </table:table-cell>
          <table:table-cell table:formula="of:=IF(LEN([.F22])&lt;&gt;0;HYPERLINK(CONCATENATE(&quot;http://search.digikey.com/scripts/DkSearch/dksus.dll?Detail&amp;name=&quot;;[.F22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1</text:p>
          </table:table-cell>
          <table:table-cell office:value-type="string">
            <text:p>SOD123</text:p>
          </table:table-cell>
          <table:table-cell office:value-type="float" office:value="1">
            <text:p>1</text:p>
          </table:table-cell>
          <table:table-cell office:value-type="string">
            <text:p>Schottky</text:p>
          </table:table-cell>
          <table:table-cell office:value-type="string">
            <text:p>MBR0530T1GOSCT-ND</text:p>
          </table:table-cell>
          <table:table-cell table:formula="of:=IF(LEN([.F23])&lt;&gt;0;HYPERLINK(CONCATENATE(&quot;http://search.digikey.com/scripts/DkSearch/dksus.dll?Detail&amp;name=&quot;;[.F23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1</text:p>
          </table:table-cell>
          <table:table-cell office:value-type="string">
            <text:p>SOIC8</text:p>
          </table:table-cell>
          <table:table-cell office:value-type="float" office:value="1">
            <text:p>1</text:p>
          </table:table-cell>
          <table:table-cell office:value-type="string">
            <text:p>FLASH</text:p>
          </table:table-cell>
          <table:table-cell office:value-type="string">
            <text:p>SST25VF040B-80-4I-SAE-ND</text:p>
          </table:table-cell>
          <table:table-cell table:formula="of:=IF(LEN([.F24])&lt;&gt;0;HYPERLINK(CONCATENATE(&quot;http://search.digikey.com/scripts/DkSearch/dksus.dll?Detail&amp;name=&quot;;[.F24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C3</text:p>
          </table:table-cell>
          <table:table-cell office:value-type="string">
            <text:p>TQFP_64</text:p>
          </table:table-cell>
          <table:table-cell office:value-type="float" office:value="1">
            <text:p>1</text:p>
          </table:table-cell>
          <table:table-cell office:value-type="string">
            <text:p>AT91SAM7S</text:p>
          </table:table-cell>
          <table:table-cell office:value-type="string">
            <text:p>AT91SAM7S128C-AU-ND</text:p>
          </table:table-cell>
          <table:table-cell table:formula="of:=IF(LEN([.F25])&lt;&gt;0;HYPERLINK(CONCATENATE(&quot;http://search.digikey.com/scripts/DkSearch/dksus.dll?Detail&amp;name=&quot;;[.F25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2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/>
          <table:table-cell table:formula="of:=IF(LEN([.F26])&lt;&gt;0;HYPERLINK(CONCATENATE(&quot;http://search.digikey.com/scripts/DkSearch/dksus.dll?Detail&amp;name=&quot;;[.F26]);&quot;click me&quot;);&quot;&quot;)">
            <text:p/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Q2,Q1</text:p>
          </table:table-cell>
          <table:table-cell office:value-type="string">
            <text:p>SOT23_BC847</text:p>
          </table:table-cell>
          <table:table-cell office:value-type="float" office:value="2">
            <text:p>2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table:formula="of:=IF(LEN([.F27])&lt;&gt;0;HYPERLINK(CONCATENATE(&quot;http://search.digikey.com/scripts/DkSearch/dksus.dll?Detail&amp;name=&quot;;[.F27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W1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office:value-type="string">
            <text:p>P12932SCT-ND</text:p>
          </table:table-cell>
          <table:table-cell table:formula="of:=IF(LEN([.F28])&lt;&gt;0;HYPERLINK(CONCATENATE(&quot;http://search.digikey.com/scripts/DkSearch/dksus.dll?Detail&amp;name=&quot;;[.F28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W2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BOOTLOADER</text:p>
          </table:table-cell>
          <table:table-cell office:value-type="string">
            <text:p>P12932SCT-ND</text:p>
          </table:table-cell>
          <table:table-cell table:formula="of:=IF(LEN([.F29])&lt;&gt;0;HYPERLINK(CONCATENATE(&quot;http://search.digikey.com/scripts/DkSearch/dksus.dll?Detail&amp;name=&quot;;[.F29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4</text:p>
          </table:table-cell>
          <table:table-cell office:value-type="string">
            <text:p>SIM_AMPHENOL</text:p>
          </table:table-cell>
          <table:table-cell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101-00271-82-1-ND</text:p>
          </table:table-cell>
          <table:table-cell table:formula="of:=IF(LEN([.F30])&lt;&gt;0;HYPERLINK(CONCATENATE(&quot;http://search.digikey.com/scripts/DkSearch/dksus.dll?Detail&amp;name=&quot;;[.F30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C4</text:p>
          </table:table-cell>
          <table:table-cell office:value-type="string">
            <text:p>SSOP20_BDQ</text:p>
          </table:table-cell>
          <table:table-cell office:value-type="float" office:value="1">
            <text:p>1</text:p>
          </table:table-cell>
          <table:table-cell office:value-type="string">
            <text:p>CB3Q3244</text:p>
          </table:table-cell>
          <table:table-cell office:value-type="string">
            <text:p>296-19125-1-ND</text:p>
          </table:table-cell>
          <table:table-cell table:formula="of:=IF(LEN([.F31])&lt;&gt;0;HYPERLINK(CONCATENATE(&quot;http://search.digikey.com/scripts/DkSearch/dksus.dll?Detail&amp;name=&quot;;[.F31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21,R20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k1%</text:p>
          </table:table-cell>
          <table:table-cell office:value-type="string">
            <text:p>311-10.0KHRCT-ND</text:p>
          </table:table-cell>
          <table:table-cell table:formula="of:=IF(LEN([.F32])&lt;&gt;0;HYPERLINK(CONCATENATE(&quot;http://search.digikey.com/scripts/DkSearch/dksus.dll?Detail&amp;name=&quot;;[.F32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C5</text:p>
          </table:table-cell>
          <table:table-cell office:value-type="string">
            <text:p>SOT353</text:p>
          </table:table-cell>
          <table:table-cell office:value-type="float" office:value="1">
            <text:p>1</text:p>
          </table:table-cell>
          <table:table-cell office:value-type="string">
            <text:p>FPF2005</text:p>
          </table:table-cell>
          <table:table-cell office:value-type="string">
            <text:p>FPF2005CT-ND</text:p>
          </table:table-cell>
          <table:table-cell table:formula="of:=IF(LEN([.F33])&lt;&gt;0;HYPERLINK(CONCATENATE(&quot;http://search.digikey.com/scripts/DkSearch/dksus.dll?Detail&amp;name=&quot;;[.F33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C2</text:p>
          </table:table-cell>
          <table:table-cell office:value-type="string">
            <text:p>SOT26</text:p>
          </table:table-cell>
          <table:table-cell office:value-type="float" office:value="1">
            <text:p>1</text:p>
          </table:table-cell>
          <table:table-cell office:value-type="string">
            <text:p>AP7332</text:p>
          </table:table-cell>
          <table:table-cell office:value-type="string">
            <text:p>AP7332-3333W6-7DICT-ND</text:p>
          </table:table-cell>
          <table:table-cell table:formula="of:=IF(LEN([.F34])&lt;&gt;0;HYPERLINK(CONCATENATE(&quot;http://search.digikey.com/scripts/DkSearch/dksus.dll?Detail&amp;name=&quot;;[.F34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5</text:p>
          </table:table-cell>
          <table:table-cell office:value-type="string">
            <text:p>SAM_FCI</text:p>
          </table:table-cell>
          <table:table-cell office:value-type="float" office:value="1">
            <text:p>1</text:p>
          </table:table-cell>
          <table:table-cell office:value-type="string">
            <text:p>SAM</text:p>
          </table:table-cell>
          <table:table-cell office:value-type="string">
            <text:p>609-1414-ND</text:p>
          </table:table-cell>
          <table:table-cell table:formula="of:=IF(LEN([.F35])&lt;&gt;0;HYPERLINK(CONCATENATE(&quot;http://search.digikey.com/scripts/DkSearch/dksus.dll?Detail&amp;name=&quot;;[.F35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J2</text:p>
          </table:table-cell>
          <table:table-cell office:value-type="string">
            <text:p>JACK2.5_SJ1-2503A</text:p>
          </table:table-cell>
          <table:table-cell office:value-type="float" office:value="1">
            <text:p>1</text:p>
          </table:table-cell>
          <table:table-cell office:value-type="string">
            <text:p>JACK_2.5</text:p>
          </table:table-cell>
          <table:table-cell office:value-type="string">
            <text:p>CP1-2503A-ND</text:p>
          </table:table-cell>
          <table:table-cell table:formula="of:=IF(LEN([.F36])&lt;&gt;0;HYPERLINK(CONCATENATE(&quot;http://search.digikey.com/scripts/DkSearch/dksus.dll?Detail&amp;name=&quot;;[.F36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J1</text:p>
          </table:table-cell>
          <table:table-cell office:value-type="string">
            <text:p>USB-MINI-B_54819-0519</text:p>
          </table:table-cell>
          <table:table-cell office:value-type="float" office:value="1">
            <text:p>1</text:p>
          </table:table-cell>
          <table:table-cell office:value-type="string">
            <text:p>USB</text:p>
          </table:table-cell>
          <table:table-cell office:value-type="string">
            <text:p>WM17115-ND</text:p>
          </table:table-cell>
          <table:table-cell table:formula="of:=IF(LEN([.F37])&lt;&gt;0;HYPERLINK(CONCATENATE(&quot;http://search.digikey.com/scripts/DkSearch/dksus.dll?Detail&amp;name=&quot;;[.F37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5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475-1410-1-ND</text:p>
          </table:table-cell>
          <table:table-cell table:formula="of:=IF(LEN([.F38])&lt;&gt;0;HYPERLINK(CONCATENATE(&quot;http://search.digikey.com/scripts/DkSearch/dksus.dll?Detail&amp;name=&quot;;[.F38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4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350-2038-1-ND</text:p>
          </table:table-cell>
          <table:table-cell table:formula="of:=IF(LEN([.F39])&lt;&gt;0;HYPERLINK(CONCATENATE(&quot;http://search.digikey.com/scripts/DkSearch/dksus.dll?Detail&amp;name=&quot;;[.F39]);&quot;click me&quot;);&quot;&quot;)" office:value-type="string" office:string-value="click me">
            <text:p>click me</text:p>
          </table:table-cell>
        </table:table-row>
        <table:table-row table:style-name="ro1">
          <table:table-cell table:style-name="ce2" office:value-type="string" table:number-columns-spanned="7" table:number-rows-spanned="1">
            <text:p>additional</text:p>
          </table:table-cell>
          <table:covered-table-cell table:number-columns-repeated="5"/>
          <table:covered-table-cell table:formula="of:=IF(LEN([.F40])&lt;&gt;0;HYPERLINK(CONCATENATE(&quot;http://search.digikey.com/scripts/DkSearch/dksus.dll?Detail&amp;name=&quot;;[.F40]);&quot;click me&quot;);&quot;&quot;)">
            <text:p/>
          </table:covered-table-cell>
        </table:table-row>
        <table:table-row table:style-name="ro1">
          <table:table-cell/>
          <table:table-cell office:value-type="string">
            <text:p>FFC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WM10052-ND</text:p>
          </table:table-cell>
          <table:table-cell table:formula="of:=IF(LEN([.F41])&lt;&gt;0;HYPERLINK(CONCATENATE(&quot;http://search.digikey.com/scripts/DkSearch/dksus.dll?Detail&amp;name=&quot;;[.F41]);&quot;click me&quot;);&quot;&quot;)" office:value-type="string" office:string-value="click me">
            <text:p>click me</text:p>
          </table:table-cell>
        </table:table-row>
        <table:table-row table:style-name="ro1">
          <table:table-cell/>
          <table:table-cell office:value-type="string">
            <text:p>jump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9337-ND</text:p>
          </table:table-cell>
          <table:table-cell table:formula="of:=IF(LEN([.F42])&lt;&gt;0;HYPERLINK(CONCATENATE(&quot;http://search.digikey.com/scripts/DkSearch/dksus.dll?Detail&amp;name=&quot;;[.F42]);&quot;click me&quot;);&quot;&quot;)" office:value-type="string" office:string-value="click me">
            <text:p>click me</text:p>
          </table:table-cell>
        </table:table-row>
        <table:table-row table:style-name="ro1">
          <table:table-cell/>
          <table:table-cell office:value-type="string">
            <text:p>pin array 90°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1112E-36-ND</text:p>
          </table:table-cell>
          <table:table-cell table:formula="of:=IF(LEN([.F43])&lt;&gt;0;HYPERLINK(CONCATENATE(&quot;http://search.digikey.com/scripts/DkSearch/dksus.dll?Detail&amp;name=&quot;;[.F43]);&quot;click me&quot;);&quot;&quot;)" office:value-type="string" office:string-value="click me">
            <text:p>click 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2">07/02/2011</text:date>, <text:time>19:0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2T19:05:15</dc:date>
    <dc:creator>Kevin Redon</dc:creator>
    <meta:generator>LibreOffice/3.3$Unix LibreOffice_project/330m19$Build-202</meta:generator>
    <meta:editing-duration>PT34M29S</meta:editing-duration>
    <meta:editing-cycles>1</meta:editing-cycles>
    <meta:document-statistic meta:table-count="1" meta:cell-count="288" meta:object-count="0"/>
  </office:meta>
</office:document-meta>
</file>